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loext:opacity="0%" style:font-name="Liberation Serif" fo:font-size="6pt" fo:letter-spacing="normal" fo:font-style="normal" fo:font-weight="normal" officeooo:paragraph-rsid="0018e1b3" style:font-size-asian="6pt" style:font-size-complex="6pt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weight-complex="normal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6pt" fo:font-style="normal" fo:text-shadow="none" style:text-underline-style="none" fo:font-weight="bold" officeooo:paragraph-rsid="003a556a" style:font-size-asian="6pt" style:font-style-asian="normal" style:font-weight-asian="bold" style:font-size-complex="6pt" style:font-weight-complex="bold" style:text-emphasize="none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6pt" fo:font-style="normal" fo:text-shadow="none" style:text-underline-style="none" fo:font-weight="bold" officeooo:rsid="00128f42" officeooo:paragraph-rsid="003a556a" style:font-size-asian="6pt" style:font-style-asian="normal" style:font-weight-asian="bold" style:font-size-complex="6pt" style:font-weight-complex="bold" style:text-emphasize="none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6pt" fo:font-style="normal" fo:text-shadow="none" style:text-underline-style="none" fo:font-weight="bold" officeooo:paragraph-rsid="003a556a" style:font-size-asian="6pt" style:font-style-asian="normal" style:font-weight-asian="bold" style:font-size-complex="6pt" style:text-emphasize="none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6pt" fo:font-style="normal" fo:text-shadow="none" style:text-underline-style="none" fo:font-weight="normal" officeooo:rsid="00128f42" officeooo:paragraph-rsid="003a556a" style:font-size-asian="6pt" style:font-style-asian="normal" style:font-weight-asian="normal" style:font-size-complex="6pt" style:font-weight-complex="normal" style:text-emphasize="none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6pt" fo:font-style="normal" fo:text-shadow="none" style:text-underline-style="none" fo:font-weight="normal" officeooo:rsid="0017f760" officeooo:paragraph-rsid="003a556a" style:font-size-asian="6pt" style:font-style-asian="normal" style:font-weight-asian="normal" style:font-size-complex="6pt" style:font-weight-complex="normal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6pt" fo:font-style="normal" fo:text-shadow="none" style:text-underline-style="none" fo:font-weight="bold" officeooo:paragraph-rsid="003a556a" style:font-size-asian="6pt" style:font-style-asian="normal" style:font-weight-asian="bold" style:font-size-complex="6pt" style:font-weight-complex="bold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font-size="6pt" style:text-underline-style="none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" fo:font-size="6pt" style:text-underline-style="solid" style:text-underline-width="auto" style:text-underline-color="font-color" fo:font-weight="bold" officeooo:paragraph-rsid="0018e1b3" style:font-size-asian="6pt" style:font-weight-asian="bold" style:font-size-complex="6pt" style:font-weight-complex="bold"/>
    </style:style>
    <style:style style:name="P11" style:family="paragraph" style:parent-style-name="Standard">
      <style:text-properties fo:font-size="6pt" officeooo:paragraph-rsid="0018e1b3" style:font-size-asian="6pt" style:font-size-complex="6pt"/>
    </style:style>
    <style:style style:name="P12" style:family="paragraph" style:parent-style-name="Standard">
      <style:text-properties fo:font-size="6pt" officeooo:paragraph-rsid="001a680f" style:font-size-asian="6pt" style:font-size-complex="6pt"/>
    </style:style>
    <style:style style:name="P13" style:family="paragraph" style:parent-style-name="Standard">
      <style:text-properties fo:font-size="6pt" officeooo:rsid="00233fe6" officeooo:paragraph-rsid="00233fe6" style:font-size-asian="6pt" style:font-size-complex="6pt"/>
    </style:style>
    <style:style style:name="P14" style:family="paragraph" style:parent-style-name="Standard">
      <style:text-properties fo:font-size="6pt" officeooo:rsid="0025dffa" officeooo:paragraph-rsid="0026006f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fo:font-size="6pt" officeooo:paragraph-rsid="0026006f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fo:font-size="6pt" officeooo:paragraph-rsid="002fde59" style:font-size-asian="6pt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officeooo:paragraph-rsid="003122c6" style:font-size-asian="6pt" style:font-size-complex="6pt"/>
    </style:style>
    <style:style style:name="P18" style:family="paragraph" style:parent-style-name="Standard">
      <style:text-properties fo:font-size="6pt" officeooo:paragraph-rsid="0025dffa" style:font-size-asian="6pt" style:font-size-complex="6pt"/>
    </style:style>
    <style:style style:name="P19" style:family="paragraph" style:parent-style-name="Standard">
      <style:text-properties fo:font-size="6pt" officeooo:paragraph-rsid="00270f5f" style:font-size-asian="6pt" style:font-size-complex="6pt"/>
    </style:style>
    <style:style style:name="P20" style:family="paragraph" style:parent-style-name="Standard">
      <style:text-properties fo:font-size="6pt" officeooo:paragraph-rsid="0029f8b2" style:font-size-asian="6pt" style:font-size-complex="6pt"/>
    </style:style>
    <style:style style:name="P21" style:family="paragraph" style:parent-style-name="Standard">
      <style:text-properties fo:font-size="6pt" officeooo:paragraph-rsid="002bbe9c" style:font-size-asian="6pt" style:font-size-complex="6pt"/>
    </style:style>
    <style:style style:name="P22" style:family="paragraph" style:parent-style-name="Standard">
      <style:text-properties fo:font-size="6pt" officeooo:paragraph-rsid="002fde59" style:font-size-asian="6pt" style:font-size-complex="6pt"/>
    </style:style>
    <style:style style:name="P23" style:family="paragraph" style:parent-style-name="Standard">
      <style:text-properties fo:font-size="6pt" officeooo:paragraph-rsid="003122c6" style:font-size-asian="6pt" style:font-size-complex="6pt"/>
    </style:style>
    <style:style style:name="P24" style:family="paragraph" style:parent-style-name="Standard">
      <style:paragraph-properties fo:text-align="center" style:justify-single-word="false"/>
      <style:text-properties fo:font-size="6pt" officeooo:rsid="002fde59" officeooo:paragraph-rsid="003122c6" style:font-size-asian="6pt" style:font-size-complex="6pt"/>
    </style:style>
    <style:style style:name="P25" style:family="paragraph" style:parent-style-name="Standard">
      <style:paragraph-properties style:line-height-at-least="0.582cm"/>
      <style:text-properties fo:font-size="6pt" officeooo:paragraph-rsid="003a556a" style:font-size-asian="6pt" style:font-size-complex="6pt"/>
    </style:style>
    <style:style style:name="P26" style:family="paragraph" style:parent-style-name="Standard">
      <style:paragraph-properties style:line-height-at-least="0.582cm"/>
      <style:text-properties fo:font-size="6pt" officeooo:paragraph-rsid="003c1aa8" style:font-size-asian="6pt" style:font-size-complex="6pt"/>
    </style:style>
    <style:style style:name="P27" style:family="paragraph" style:parent-style-name="Standard">
      <style:text-properties fo:font-size="6pt" style:text-underline-style="solid" style:text-underline-width="auto" style:text-underline-color="font-color" fo:font-weight="bold" officeooo:rsid="001a680f" officeooo:paragraph-rsid="001a680f" style:font-size-asian="6pt" style:font-weight-asian="bold" style:font-size-complex="6pt" style:font-weight-complex="bold"/>
    </style:style>
    <style:style style:name="P28" style:family="paragraph" style:parent-style-name="Standard">
      <style:text-properties fo:font-size="6pt" style:text-underline-style="solid" style:text-underline-width="auto" style:text-underline-color="font-color" fo:font-weight="bold" officeooo:rsid="001bdf5b" officeooo:paragraph-rsid="001c049a" style:font-size-asian="6pt" style:font-weight-asian="bold" style:font-size-complex="6pt" style:font-weight-complex="bold"/>
    </style:style>
    <style:style style:name="P29" style:family="paragraph" style:parent-style-name="Standard">
      <style:text-properties fo:font-size="6pt" style:text-underline-style="solid" style:text-underline-width="auto" style:text-underline-color="font-color" fo:font-weight="bold" officeooo:rsid="00204dea" officeooo:paragraph-rsid="00204dea" style:font-size-asian="6pt" style:font-weight-asian="bold" style:font-size-complex="6pt" style:font-weight-complex="bold"/>
    </style:style>
    <style:style style:name="P30" style:family="paragraph" style:parent-style-name="Standard">
      <style:text-properties fo:font-size="6pt" style:text-underline-style="solid" style:text-underline-width="auto" style:text-underline-color="font-color" fo:font-weight="bold" officeooo:rsid="00233fe6" officeooo:paragraph-rsid="0018e1b3" style:font-size-asian="6pt" style:font-weight-asian="bold" style:font-size-complex="6pt" style:font-weight-complex="bold"/>
    </style:style>
    <style:style style:name="P31" style:family="paragraph" style:parent-style-name="Standard">
      <style:text-properties fo:font-size="6pt" style:text-underline-style="solid" style:text-underline-width="auto" style:text-underline-color="font-color" fo:font-weight="bold" officeooo:rsid="00233fe6" officeooo:paragraph-rsid="00233fe6" style:font-size-asian="6pt" style:font-weight-asian="bold" style:font-size-complex="6pt" style:font-weight-complex="bold"/>
    </style:style>
    <style:style style:name="P32" style:family="paragraph" style:parent-style-name="Standard">
      <style:text-properties fo:font-size="6pt" style:text-underline-style="solid" style:text-underline-width="auto" style:text-underline-color="font-color" fo:font-weight="bold" officeooo:rsid="00270f5f" officeooo:paragraph-rsid="00270f5f" style:font-size-asian="6pt" style:font-weight-asian="bold" style:font-size-complex="6pt" style:font-weight-complex="bold"/>
    </style:style>
    <style:style style:name="P33" style:family="paragraph" style:parent-style-name="Standard">
      <style:text-properties fo:font-size="6pt" style:text-underline-style="solid" style:text-underline-width="auto" style:text-underline-color="font-color" fo:font-weight="bold" officeooo:rsid="002bbe9c" officeooo:paragraph-rsid="002bbe9c" style:font-size-asian="6pt" style:font-weight-asian="bold" style:font-size-complex="6pt" style:font-weight-complex="bold"/>
    </style:style>
    <style:style style:name="P34" style:family="paragraph" style:parent-style-name="Standard">
      <style:text-properties fo:font-size="6pt" style:text-underline-style="none" fo:font-weight="normal" officeooo:paragraph-rsid="001bdf5b" style:font-size-asian="6pt" style:font-weight-asian="normal" style:font-size-complex="6pt" style:font-weight-complex="normal"/>
    </style:style>
    <style:style style:name="P35" style:family="paragraph" style:parent-style-name="Standard">
      <style:text-properties fo:font-size="6pt" officeooo:paragraph-rsid="0018e1b3" style:font-size-asian="5.25pt" style:font-size-complex="6pt"/>
    </style:style>
    <style:style style:name="P36" style:family="paragraph" style:parent-style-name="Standard">
      <style:paragraph-properties fo:text-align="start" style:justify-single-word="false" style:writing-mode="lr-tb"/>
      <style:text-properties fo:font-size="6pt" fo:font-weight="normal" officeooo:paragraph-rsid="003a556a" style:font-size-asian="6pt" style:font-weight-asian="bold" style:font-size-complex="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282f33" loext:opacity="100%" style:font-name="Liberation Serif" fo:font-size="6pt" fo:letter-spacing="normal" fo:font-style="normal" fo:font-weight="normal" officeooo:paragraph-rsid="0026006f" style:font-size-asian="6pt" style:font-size-complex="6pt"/>
    </style:style>
    <style:style style:name="P38" style:family="paragraph" style:parent-style-name="Standard">
      <style:paragraph-properties fo:text-align="start" style:justify-single-word="false" style:writing-mode="lr-tb"/>
      <style:text-properties fo:color="#d4d4d4" loext:opacity="100%" style:font-name="Consolas" fo:font-size="6pt" fo:font-weight="normal" officeooo:paragraph-rsid="003a556a" fo:background-color="#1e1e1e" style:font-size-asian="6pt" style:font-weight-asian="bold" style:font-size-complex="6pt" style:font-weight-complex="bold"/>
    </style:style>
    <style:style style:name="P39" style:family="paragraph" style:parent-style-name="Standard">
      <style:paragraph-properties style:line-height-at-least="0.582cm"/>
      <style:text-properties fo:color="#d4d4d4" loext:opacity="100%" style:font-name="Consolas" fo:font-size="6pt" fo:font-weight="normal" officeooo:paragraph-rsid="003a556a" fo:background-color="#1e1e1e" style:font-size-asian="6pt" style:font-size-complex="6pt"/>
    </style:style>
    <style:style style:name="P40" style:family="paragraph" style:parent-style-name="Standard">
      <style:paragraph-properties fo:text-align="start" style:justify-single-word="false" style:writing-mode="lr-tb"/>
      <style:text-properties fo:color="#d4d4d4" loext:opacity="100%" style:text-outline="false" style:text-line-through-style="none" style:text-line-through-type="none" style:font-name="Times New Roman" fo:font-size="6pt" fo:font-style="normal" fo:text-shadow="none" style:text-underline-style="none" fo:font-weight="bold" officeooo:paragraph-rsid="003a556a" fo:background-color="#1e1e1e" style:font-size-asian="6pt" style:font-style-asian="normal" style:font-weight-asian="bold" style:font-size-complex="6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d4d4d4" loext:opacity="100%" style:font-name="Times New Roman" fo:font-size="6pt" fo:font-weight="normal" officeooo:paragraph-rsid="003a556a" fo:background-color="#1e1e1e" style:font-size-asian="6pt" style:font-weight-asian="normal" style:font-size-complex="6pt" style:font-weight-complex="normal"/>
    </style:style>
    <style:style style:name="P42" style:family="paragraph" style:parent-style-name="Standard">
      <style:paragraph-properties style:line-height-at-least="0.582cm"/>
      <style:text-properties fo:color="#d4d4d4" loext:opacity="100%" style:font-name="Times New Roman" fo:font-size="6pt" fo:font-weight="normal" officeooo:paragraph-rsid="003a556a" fo:background-color="#1e1e1e" style:font-size-asian="6pt" style:font-weight-asian="normal" style:font-size-complex="6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fo:color="#d4d4d4" loext:opacity="100%" style:font-name="Times New Roman" fo:font-size="6pt" fo:font-weight="normal" officeooo:paragraph-rsid="003a556a" fo:background-color="#1e1e1e" style:font-size-asian="6pt" style:font-weight-asian="bold" style:font-size-complex="6pt" style:font-weight-complex="bold"/>
    </style:style>
    <style:style style:name="P44" style:family="paragraph" style:parent-style-name="Standard">
      <style:paragraph-properties style:line-height-at-least="0.582cm"/>
      <style:text-properties fo:color="#d4d4d4" loext:opacity="100%" style:font-name="Times New Roman" fo:font-size="6pt" fo:font-weight="normal" officeooo:paragraph-rsid="003a556a" fo:background-color="#1e1e1e" style:font-size-asian="6pt" style:font-size-complex="6pt"/>
    </style:style>
    <style:style style:name="P45" style:family="paragraph" style:parent-style-name="Standard">
      <style:paragraph-properties style:line-height-at-least="0.582cm"/>
      <style:text-properties fo:color="#d4d4d4" loext:opacity="100%" style:font-name="Times New Roman" fo:font-size="6pt" fo:font-weight="normal" officeooo:paragraph-rsid="003a556a" style:font-size-asian="6pt" style:font-size-complex="6pt"/>
    </style:style>
    <style:style style:name="P46" style:family="paragraph" style:parent-style-name="Standard">
      <style:paragraph-properties style:line-height-at-least="0.582cm"/>
      <style:text-properties fo:color="#d4d4d4" loext:opacity="100%" style:font-name="Times New Roman" fo:font-size="6pt" officeooo:paragraph-rsid="003a556a" fo:background-color="#1e1e1e" style:font-size-asian="6pt" style:font-size-complex="6pt"/>
    </style:style>
    <style:style style:name="P47" style:family="paragraph" style:parent-style-name="Standard">
      <style:paragraph-properties style:line-height-at-least="0.582cm"/>
      <style:text-properties fo:color="#d4d4d4" loext:opacity="100%" fo:font-size="6pt" officeooo:paragraph-rsid="003a556a" fo:background-color="#1e1e1e" style:font-size-asian="6pt" style:font-size-complex="6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Times New Roman" fo:font-size="6pt" officeooo:paragraph-rsid="003a556a" style:font-size-asian="6pt" style:font-size-complex="6pt"/>
    </style:style>
    <style:style style:name="P49" style:family="paragraph" style:parent-style-name="Standard">
      <style:paragraph-properties style:line-height-at-least="0.582cm"/>
      <style:text-properties style:font-name="Times New Roman" fo:font-size="6pt" officeooo:paragraph-rsid="003a556a" style:font-size-asian="6pt" style:font-size-complex="6pt"/>
    </style:style>
    <style:style style:name="P50" style:family="paragraph" style:parent-style-name="Standard">
      <style:paragraph-properties fo:text-align="start" style:justify-single-word="false" style:writing-mode="lr-tb"/>
      <style:text-properties fo:color="#dee6ef" loext:opacity="100%" style:text-outline="false" style:text-line-through-style="none" style:text-line-through-type="none" style:font-name="Consolas" fo:font-size="6pt" fo:font-style="normal" fo:text-shadow="none" style:text-underline-style="none" fo:font-weight="normal" officeooo:paragraph-rsid="003a556a" fo:background-color="#1e1e1e" style:font-size-asian="6pt" style:font-style-asian="normal" style:font-weight-asian="bold" style:font-size-complex="6pt" style:font-weight-complex="bold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c586c0" loext:opacity="100%" style:text-outline="false" style:text-line-through-style="none" style:text-line-through-type="none" style:font-name="Calibri" fo:font-size="6pt" fo:font-style="normal" fo:text-shadow="none" style:text-underline-style="none" fo:font-weight="normal" officeooo:rsid="00291c53" officeooo:paragraph-rsid="003a556a" fo:background-color="#1e1e1e" style:font-size-asian="6pt" style:font-style-asian="normal" style:font-weight-asian="bold" style:font-size-complex="6pt" style:font-weight-complex="bold" style:text-emphasize="none"/>
    </style:style>
    <style:style style:name="P52" style:family="paragraph" style:parent-style-name="Standard">
      <style:paragraph-properties style:line-height-at-least="0.582cm"/>
      <style:text-properties fo:color="#c586c0" loext:opacity="100%" style:font-name="Times New Roman" fo:font-size="6pt" fo:font-weight="normal" officeooo:rsid="00246c92" officeooo:paragraph-rsid="003a556a" fo:background-color="#1e1e1e" style:font-size-asian="6pt" style:font-size-complex="6pt"/>
    </style:style>
    <style:style style:name="P53" style:family="paragraph" style:parent-style-name="Standard">
      <style:paragraph-properties fo:text-align="start" style:justify-single-word="false" style:writing-mode="lr-tb"/>
      <style:text-properties fo:color="#ff972f" loext:opacity="100%" style:text-outline="false" style:text-line-through-style="none" style:text-line-through-type="none" style:font-name="Consolas" fo:font-size="6pt" fo:font-style="normal" fo:text-shadow="none" style:text-underline-style="none" fo:font-weight="normal" officeooo:paragraph-rsid="003a556a" fo:background-color="#1e1e1e" style:font-size-asian="6pt" style:font-style-asian="normal" style:font-weight-asian="bold" style:font-size-complex="6pt" style:font-weight-complex="bold" style:text-emphasize="none"/>
    </style:style>
    <style:style style:name="P54" style:family="paragraph" style:parent-style-name="Standard">
      <style:paragraph-properties style:line-height-at-least="0.582cm"/>
      <style:text-properties fo:color="#ce9178" loext:opacity="100%" style:font-name="Consolas" fo:font-size="6pt" fo:font-weight="normal" officeooo:paragraph-rsid="003a556a" fo:background-color="#1e1e1e" style:font-size-asian="6pt" style:font-size-complex="6pt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font-style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officeooo:rsid="001756bd" style:font-style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4" style:family="text">
      <style:text-properties officeooo:rsid="001a680f"/>
    </style:style>
    <style:style style:name="T5" style:family="text">
      <style:text-properties officeooo:rsid="001bdf5b"/>
    </style:style>
    <style:style style:name="T6" style:family="text">
      <style:text-properties officeooo:rsid="001c049a"/>
    </style:style>
    <style:style style:name="T7" style:family="text">
      <style:text-properties officeooo:rsid="001c5c5f"/>
    </style:style>
    <style:style style:name="T8" style:family="text">
      <style:text-properties officeooo:rsid="001cef81"/>
    </style:style>
    <style:style style:name="T9" style:family="text">
      <style:text-properties officeooo:rsid="001ed00e"/>
    </style:style>
    <style:style style:name="T10" style:family="text">
      <style:text-properties officeooo:rsid="0021cdc3"/>
    </style:style>
    <style:style style:name="T11" style:family="text">
      <style:text-properties officeooo:rsid="0024765b"/>
    </style:style>
    <style:style style:name="T12" style:family="text">
      <style:text-properties officeooo:rsid="0029c369"/>
    </style:style>
    <style:style style:name="T13" style:family="text">
      <style:text-properties officeooo:rsid="002a0b4c"/>
    </style:style>
    <style:style style:name="T14" style:family="text">
      <style:text-properties officeooo:rsid="002fde59"/>
    </style:style>
    <style:style style:name="T15" style:family="text">
      <style:text-properties officeooo:rsid="00332745"/>
    </style:style>
    <style:style style:name="T16" style:family="text">
      <style:text-properties fo:font-weight="bold" officeooo:rsid="003491af" style:font-weight-asian="bold" style:font-weight-complex="bold"/>
    </style:style>
    <style:style style:name="T17" style:family="text">
      <style:text-properties officeooo:rsid="00361d10"/>
    </style:style>
    <style:style style:name="T18" style:family="text">
      <style:text-properties officeooo:rsid="0018e1b3"/>
    </style:style>
    <style:style style:name="T19" style:family="text">
      <style:text-properties style:text-underline-style="none" fo:font-weight="normal" officeooo:rsid="001a680f" style:font-weight-asian="normal" style:font-weight-complex="normal"/>
    </style:style>
    <style:style style:name="T20" style:family="text">
      <style:text-properties style:text-underline-style="none" fo:font-weight="normal" officeooo:rsid="001a7677" style:font-weight-asian="normal" style:font-weight-complex="normal"/>
    </style:style>
    <style:style style:name="T21" style:family="text">
      <style:text-properties style:text-underline-style="none" fo:font-weight="normal" officeooo:rsid="002bbe9c" style:font-weight-asian="normal" style:font-weight-complex="normal"/>
    </style:style>
    <style:style style:name="T22" style:family="text">
      <style:text-properties officeooo:rsid="00270f5f"/>
    </style:style>
    <style:style style:name="T23" style:family="text">
      <style:text-properties style:text-underline-style="solid" style:text-underline-width="auto" style:text-underline-color="font-color" fo:font-weight="bold" officeooo:rsid="0029f8b2" style:font-weight-asian="bold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6" style:family="text">
      <style:text-properties fo:color="#9cdcfe" loext:opacity="100%" style:text-outline="false" style:text-line-through-style="none" style:text-line-through-type="none" fo:font-style="normal" fo:text-shadow="none" style:text-underline-style="none" fo:font-weight="normal" fo:background-color="#1e1e1e" loext:char-shading-value="0" style:font-style-asian="normal" style:font-weight-asian="bold" style:font-weight-complex="bold" style:text-emphasize="none"/>
    </style:style>
    <style:style style:name="T27" style:family="text">
      <style:text-properties fo:color="#9cdcfe" loext:opacity="100%" fo:font-weight="normal"/>
    </style:style>
    <style:style style:name="T28" style:family="text">
      <style:text-properties fo:color="#9cdcfe" loext:opacity="100%" fo:font-weight="normal" fo:background-color="#1e1e1e" loext:char-shading-value="0"/>
    </style:style>
    <style:style style:name="T29" style:family="text">
      <style:text-properties fo:color="#9cdcfe" loext:opacity="100%" fo:font-weight="normal" officeooo:rsid="00246c92" fo:background-color="#1e1e1e" loext:char-shading-value="0"/>
    </style:style>
    <style:style style:name="T30" style:family="text">
      <style:text-properties fo:color="#9cdcfe" loext:opacity="100%" style:font-name="Consolas" fo:font-weight="normal"/>
    </style:style>
    <style:style style:name="T31" style:family="text">
      <style:text-properties fo:color="#9cdcfe" loext:opacity="100%" style:font-name="Consolas" fo:font-weight="normal" fo:background-color="#1e1e1e" loext:char-shading-value="0"/>
    </style:style>
    <style:style style:name="T32" style:family="text">
      <style:text-properties fo:color="#9cdcfe" loext:opacity="100%" fo:background-color="#1e1e1e" loext:char-shading-value="0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officeooo:rsid="00246c92" style:font-style-asian="normal" style:text-emphasize="none"/>
    </style:style>
    <style:style style:name="T35" style:family="text">
      <style:text-properties fo:color="#b5cea8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6" style:family="text">
      <style:text-properties fo:color="#b5cea8" loext:opacity="100%" fo:font-weight="normal"/>
    </style:style>
    <style:style style:name="T37" style:family="text">
      <style:text-properties fo:color="#b5cea8" loext:opacity="100%" fo:font-weight="normal" fo:background-color="#1e1e1e" loext:char-shading-value="0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40" style:family="text">
      <style:text-properties fo:color="#dcdcaa" loext:opacity="100%" fo:font-weight="normal"/>
    </style:style>
    <style:style style:name="T41" style:family="text">
      <style:text-properties fo:color="#dcdcaa" loext:opacity="100%" fo:font-weight="normal" fo:background-color="#1e1e1e" loext:char-shading-value="0"/>
    </style:style>
    <style:style style:name="T42" style:family="text">
      <style:text-properties fo:color="#dcdcaa" loext:opacity="100%" style:font-name="Consolas" fo:font-weight="normal"/>
    </style:style>
    <style:style style:name="T43" style:family="text">
      <style:text-properties fo:color="#dcdcaa" loext:opacity="100%" style:font-name="Consolas" fo:font-weight="normal" fo:background-color="#1e1e1e" loext:char-shading-value="0"/>
    </style:style>
    <style:style style:name="T44" style:family="text">
      <style:text-properties fo:color="#dcdcaa" loext:opacity="100%" fo:background-color="#1e1e1e" loext:char-shading-value="0"/>
    </style:style>
    <style:style style:name="T45" style:family="text">
      <style:text-properties fo:color="#ce9178" loext:opacity="100%"/>
    </style:style>
    <style:style style:name="T46" style:family="text">
      <style:text-properties fo:color="#ce9178" loext:opacity="100%" style:text-outline="false" style:text-line-through-style="none" style:text-line-through-type="none" fo:font-style="normal" fo:text-shadow="none" style:text-underline-style="none" fo:font-weight="normal" fo:background-color="#1e1e1e" loext:char-shading-value="0" style:font-style-asian="normal" style:font-weight-asian="bold" style:font-weight-complex="bold" style:text-emphasize="none"/>
    </style:style>
    <style:style style:name="T47" style:family="text">
      <style:text-properties fo:color="#ce9178" loext:opacity="100%" style:font-name="Consolas" fo:font-weight="normal"/>
    </style:style>
    <style:style style:name="T48" style:family="text">
      <style:text-properties fo:color="#ce9178" loext:opacity="100%" style:font-name="Consolas" fo:font-weight="normal" fo:background-color="#1e1e1e" loext:char-shading-value="0"/>
    </style:style>
    <style:style style:name="T49" style:family="text">
      <style:text-properties fo:color="#ce9178" loext:opacity="100%" fo:background-color="#1e1e1e" loext:char-shading-value="0"/>
    </style:style>
    <style:style style:name="T50" style:family="text">
      <style:text-properties fo:color="#ce9178" loext:opacity="100%" officeooo:rsid="003f8263" fo:background-color="#1e1e1e" loext:char-shading-value="0"/>
    </style:style>
    <style:style style:name="T51" style:family="text">
      <style:text-properties fo:color="#569cd6" loext:opacity="100%"/>
    </style:style>
    <style:style style:name="T52" style:family="text">
      <style:text-properties fo:color="#569cd6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3" style:family="text">
      <style:text-properties fo:color="#569cd6" loext:opacity="100%" style:font-name="Consolas" fo:font-weight="normal"/>
    </style:style>
    <style:style style:name="T54" style:family="text">
      <style:text-properties fo:color="#569cd6" loext:opacity="100%" style:font-name="Consolas" fo:font-weight="normal" fo:background-color="#1e1e1e" loext:char-shading-value="0"/>
    </style:style>
    <style:style style:name="T55" style:family="text">
      <style:text-properties fo:color="#569cd6" loext:opacity="100%" fo:font-weight="normal" fo:background-color="#1e1e1e" loext:char-shading-value="0"/>
    </style:style>
    <style:style style:name="T56" style:family="text">
      <style:text-properties fo:color="#569cd6" loext:opacity="100%" fo:font-weight="normal" officeooo:rsid="00246c92" fo:background-color="#1e1e1e" loext:char-shading-value="0"/>
    </style:style>
    <style:style style:name="T57" style:family="text">
      <style:text-properties fo:color="#c586c0" loext:opacity="100%"/>
    </style:style>
    <style:style style:name="T58" style:family="text">
      <style:text-properties fo:color="#c586c0" loext:opacity="100%" fo:font-weight="normal"/>
    </style:style>
    <style:style style:name="T59" style:family="text">
      <style:text-properties fo:color="#c586c0" loext:opacity="100%" style:text-outline="false" style:text-line-through-style="none" style:text-line-through-type="none" style:font-name="Calibri" fo:font-style="normal" fo:text-shadow="none" style:text-underline-style="none" fo:background-color="#1e1e1e" loext:char-shading-value="0" style:font-style-asian="normal" style:text-emphasize="none"/>
    </style:style>
    <style:style style:name="T60" style:family="text">
      <style:text-properties fo:font-weight="normal"/>
    </style:style>
    <style:style style:name="T61" style:family="text">
      <style:text-properties fo:color="#4ec9b0" loext:opacity="100%"/>
    </style:style>
    <style:style style:name="T62" style:family="text">
      <style:text-properties fo:color="#4ec9b0" loext:opacity="100%" fo:font-weight="normal"/>
    </style:style>
    <style:style style:name="T63" style:family="text">
      <style:text-properties fo:color="#4ec9b0" loext:opacity="100%" style:text-outline="false" style:text-line-through-style="none" style:text-line-through-type="none" style:font-name="Calibri" fo:font-style="normal" fo:text-shadow="none" style:text-underline-style="none" fo:background-color="#1e1e1e" loext:char-shading-value="0" style:font-style-asian="normal" style:text-emphasize="none"/>
    </style:style>
    <style:style style:name="T64" style:family="text">
      <style:text-properties fo:color="#4ec9b0" loext:opacity="100%" style:font-name="Consolas" fo:font-weight="normal" fo:background-color="#1e1e1e" loext:char-shading-value="0"/>
    </style:style>
    <style:style style:name="T65" style:family="text">
      <style:text-properties fo:color="#d4d4d4" loext:opacity="100%" style:text-outline="false" style:text-line-through-style="none" style:text-line-through-type="none" style:font-name="Calibri" fo:font-style="normal" fo:text-shadow="none" style:text-underline-style="none" fo:background-color="#1e1e1e" loext:char-shading-value="0" style:font-style-asian="normal" style:text-emphasize="none"/>
    </style:style>
    <style:style style:name="T66" style:family="text">
      <style:text-properties fo:color="#d4d4d4" loext:opacity="100%" style:text-outline="false" style:text-line-through-style="none" style:text-line-through-type="none" fo:font-style="normal" fo:text-shadow="none" style:text-underline-style="none" fo:font-weight="normal" fo:background-color="#1e1e1e" loext:char-shading-value="0" style:font-style-asian="normal" style:font-weight-asian="bold" style:font-weight-complex="bold" style:text-emphasize="none"/>
    </style:style>
    <style:style style:name="T67" style:family="text">
      <style:text-properties fo:color="#d4d4d4" loext:opacity="100%" fo:background-color="#1e1e1e" loext:char-shading-value="0"/>
    </style:style>
    <style:style style:name="T68" style:family="text">
      <style:text-properties fo:color="#d4d4d4" loext:opacity="100%" fo:font-weight="normal" fo:background-color="#1e1e1e" loext:char-shading-value="0"/>
    </style:style>
    <style:style style:name="T69" style:family="text">
      <style:text-properties fo:color="#d4d4d4" loext:opacity="100%" fo:font-weight="normal" officeooo:rsid="0023683b" fo:background-color="#1e1e1e" loext:char-shading-value="0"/>
    </style:style>
    <style:style style:name="T70" style:family="text">
      <style:text-properties fo:color="#d4d4d4" loext:opacity="100%" style:font-name="Consolas" fo:font-weight="normal" fo:background-color="#1e1e1e" loext:char-shading-value="0"/>
    </style:style>
    <style:style style:name="T71" style:family="text">
      <style:text-properties style:font-name="Consolas" fo:font-weight="normal"/>
    </style:style>
    <style:style style:name="T72" style:family="text">
      <style:text-properties officeooo:rsid="002c0f05"/>
    </style:style>
    <style:style style:name="T73" style:family="text">
      <style:text-properties officeooo:rsid="002a1e4c"/>
    </style:style>
    <style:style style:name="T74" style:family="text">
      <style:text-properties style:font-weight-complex="bold"/>
    </style:style>
    <style:style style:name="T75" style:family="text">
      <style:text-properties officeooo:rsid="00278639" style:font-weight-complex="bold"/>
    </style:style>
    <style:style style:name="T76" style:family="text">
      <style:text-properties fo:color="#dee6ef" loext:opacity="100%" style:font-name="Consolas" fo:font-weight="normal" fo:background-color="#1e1e1e" loext:char-shading-value="0"/>
    </style:style>
    <style:style style:name="T77" style:family="text">
      <style:text-properties fo:background-color="#1e1e1e" loext:char-shading-value="0"/>
    </style:style>
    <style:style style:name="T78" style:family="text">
      <style:text-properties style:font-name="Calibri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n el meu cas, he instal·lat </text:span><text:span text:style-name="T2">Odoo</text:span><text:span text:style-name="T1"> en una màquina virtual d’</text:span><text:span text:style-name="T2">Ubuntu</text:span><text:span text:style-name="T1"> instal·lada en </text:span><text:span text:style-name="T2">VirtualBox</text:span><text:span text:style-name="T1">.</text:span></text:p>
      <text:p text:style-name="P2"/>
      <text:p text:style-name="P10"><text:span text:style-name="T18">Pas 1</text:span></text:p>
      <text:p text:style-name="P11"/>
      <text:p text:style-name="P11"><text:span text:style-name="T17">Ó</text:span><text:span text:style-name="T18">bric el cmd i el pose en mode root, </text:span><text:span text:style-name="T4">p</text:span><text:span text:style-name="T18">er a això utilitzem el comando “</text:span><text:span text:style-name="T4">sudo su</text:span><text:span text:style-name="T18">” i introduïm la contrasenya de l'equip.</text:span></text:p>
      <text:p text:style-name="P11"/>
      <text:p text:style-name="P27">Pas 2</text:p>
      <text:p text:style-name="P27"/>
      <text:p text:style-name="P12"><text:span text:style-name="T19">El següent pas serà utilitzar el comando </text:span><text:span text:style-name="T20">apt update</text:span><text:span text:style-name="T19"> per a actualitzar el sistema i una vegada actualitzat introduirem el comando </text:span><text:span text:style-name="T20">apt upgrade.</text:span></text:p>
      <text:p text:style-name="P11"/>
      <text:p text:style-name="P34"><text:span text:style-name="T5">Una vegada realitzats els passos anteriors, que són passos genèrics per a qualsevol tipus d'instal·lació, ens disposem a realitzar la instal·lació del </text:span><text:span text:style-name="T6">ERP Odoo.</text:span></text:p>
      <text:p text:style-name="P28"/>
      <text:p text:style-name="P28">Pas 3</text:p>
      <text:p text:style-name="P11"/>
      <text:p text:style-name="P11">En aquest pas anem executar el comando “<text:span text:style-name="T7">dpkg-reconfigure locales”</text:span>, aquest comando és per si <text:span text:style-name="T7">Ubuntu</text:span> no està correctament configurat per a acceptar <text:span text:style-name="T7">UTF-8.</text:span></text:p>
      <text:p text:style-name="P11"/>
      <text:p text:style-name="P11"><text:span text:style-name="T7">N</text:span>osaltres utilitzarem aqueix format de codificació i hem d'assegurar-nos que el sistema està completament configurat per a acceptar-lo, si no és així, en instal·lar programari nou , com pot ser <text:span text:style-name="T7">postgresql</text:span>, podria ser que alguns caràcters no s'emmagatzemaren o no es visualitzaren de manera correcta.</text:p>
      <text:p text:style-name="P11"/>
      <text:p text:style-name="P11">Per aqueix motiu executem el comando anterior i seleccionem la codificació que ens interessa, en aquest cas <text:span text:style-name="T8">es_ES.UTF-8 </text:span><text:span text:style-name="T9">i acceptem.</text:span></text:p>
      <text:p text:style-name="P11"/>
      <text:p text:style-name="P29">Pas 4</text:p>
      <text:p text:style-name="P11"/>
      <text:p text:style-name="P11">El següent comando a executar <text:span text:style-name="T10">(sudo apt-get install ca-certificates)</text:span> ens serveix per a instal·lar els certificats que permeten descàrregues segures des del navegador, sense això els següents comandos ens podrien donar error.</text:p>
      <text:p text:style-name="P11"/>
      <text:p text:style-name="P11"><text:span text:style-name="T10">De fet, e</text:span>l següent comando que executarem ens afegirà una clau al sistema en la qual hem de confiar per a instal·lar el paquet de <text:span text:style-name="T10">Odoo.</text:span></text:p>
      <text:p text:style-name="P30"/>
      <text:p text:style-name="P31">Pas 5</text:p>
      <text:p text:style-name="P11"/>
      <text:p text:style-name="P13">Els següents comandos a executar ja són propis de Odoo, e<text:span text:style-name="T11">s poden</text:span> agafa<text:span text:style-name="T11">r</text:span> de la pàgina oficial. </text:p>
      <text:p text:style-name="P13"/>
      <text:p text:style-name="P14">El primer comando a executar ha sigut </text:p>
      <text:p text:style-name="P15"/>
      <text:p text:style-name="P37">wget -O - https://nightly.odoo.com/odoo.key | apt-key add -</text:p>
      <text:p text:style-name="P18"/>
      <text:p text:style-name="P19"><text:span text:style-name="T22">Aquest comando afig la clau en la qual confiarem per a poder instal·lar-ho.</text:span></text:p>
      <text:p text:style-name="P11"/>
      <text:p text:style-name="P32">Pas 6</text:p>
      <text:p text:style-name="P11"/>
      <text:p text:style-name="P11">Següent comando</text:p>
      <text:p text:style-name="P11"/>
      <text:p text:style-name="P1">echo "deb http://nightly.odoo.com/14.0/nightly/deb/ ./" &gt;&gt; /etc/apt/sources.list.d/odoo.list</text:p>
      <text:p text:style-name="P11"/>
      <text:p text:style-name="P11"><text:span text:style-name="T12">A</text:span>mb aquest comando afegim el repositori des del qual es baixaran els paquets que instal·larà, els quals afegim a la llista de paquets del nostre sistema.</text:p>
      <text:p text:style-name="P11"/>
      <text:p text:style-name="P20"><text:span text:style-name="T23">Pas 7</text:span></text:p>
      <text:p text:style-name="P11"/>
      <text:p text:style-name="P11">El següent comando ja serà per a tornar a actualitzar i demanar la instal·lació de <text:span text:style-name="T13">Odoo.</text:span></text:p>
      <text:p text:style-name="P11"/>
      <text:p text:style-name="P1">apt-get update &amp;&amp; apt-get install odoo</text:p>
      <text:p text:style-name="P11"/>
      <text:p text:style-name="P21"><text:span text:style-name="T21">Una vegada feta la instal·lació, seguirem uns pas per a assegurar-nos que ha anat tot correctament.</text:span></text:p>
      <text:p text:style-name="P33"/>
      <text:p text:style-name="P33">Pas 8</text:p>
      <text:p text:style-name="P11"/>
      <text:p text:style-name="P22">Per a veure si <text:span text:style-name="T14">Odoo</text:span> està actiu utilitzarem el següent comando</text:p>
      <text:p text:style-name="P22"/>
      <text:p text:style-name="P16"><text:span text:style-name="T14">service odoo status </text:span><text:s/></text:p>
      <text:p text:style-name="P11"/>
      <text:p text:style-name="P23">També podem veure amb el següent comando si hi ha algun servei escoltant en el port 8069, port en el qual es posa per defecte.</text:p>
      <text:p text:style-name="P17"/>
      <text:p text:style-name="P24">netstat -noa | grep 8069</text:p>
      <text:p text:style-name="P17"/>
      <text:p text:style-name="P11">En la imatge <text:span text:style-name="T15">anterior</text:span> podem veure que hi ha un servei escoltant en aqueix port, no sabem exactament <text:span text:style-name="T15">de</text:span> que servei es tracta però sabem que hi ha un escoltant.</text:p>
      <text:p text:style-name="P11"/>
      <text:p text:style-name="P11">Finalment, obrim el navegador i utilitzem <text:span text:style-name="T16">localhost:8069</text:span> per a veure si realment ha anat tot com toca.</text:p>
      <text:p text:style-name="P35"/>
      <text:p text:style-name="P48"><text:span text:style-name="T3">- Clonar una llista.</text:span></text:p>
      <text:p text:style-name="P40"><text:s text:c="9"/></text:p>
      <text:p text:style-name="P41"><text:span text:style-name="T25">lista</text:span><text:span text:style-name="T33"> = [</text:span><text:span text:style-name="T35">1</text:span><text:span text:style-name="T33">,</text:span><text:span text:style-name="T35">2</text:span><text:span text:style-name="T33">,</text:span><text:span text:style-name="T35">3</text:span><text:span text:style-name="T33">,</text:span><text:span text:style-name="T35">4</text:span><text:span text:style-name="T33">,</text:span><text:span text:style-name="T35">5</text:span><text:span text:style-name="T33">,</text:span><text:span text:style-name="T35">6</text:span><text:span text:style-name="T33">]</text:span></text:p>
      <text:p text:style-name="P42"><text:span text:style-name="T25">copia_lista</text:span><text:span text:style-name="T33"> = </text:span><text:span text:style-name="T25">lista</text:span><text:span text:style-name="T33">.</text:span><text:span text:style-name="T39">copy</text:span><text:span text:style-name="T33">()</text:span></text:p>
      <text:p text:style-name="P3"/>
      <text:p text:style-name="P3">- ¿Quina és la diferència en Python entre “shallow copy” i “deep copy”?</text:p>
      <text:p text:style-name="P3"/>
      <text:p text:style-name="P6">Con “shallow copy”, se almacena una copia del objeto original y finalmente sólo se copia la dirección de referencia. Con “deep copy”, se almacena la copia del objeto original y las copias repetitivas. Para objetos relativamente simples, “shallow copy” funciona bien. Sin embargo, si nuestros objetos contienen otros objetos, sólo se copiará la referencia a estos con los problemas que eso conlleva. Sí se utiliza “deep copy”, si cualquier objeto de la copia se modifica no habrá ninguna repercusión sobre el original.</text:p>
      <text:p text:style-name="P4"/>
      <text:p text:style-name="P3">- Afegir un element a una llista.</text:p>
      <text:p text:style-name="P3"/>
      <text:p text:style-name="P7">Afegim el 7 a la copia de la llista.</text:p>
      <text:p text:style-name="P3"/>
      <text:p text:style-name="P38"><text:span text:style-name="T25">copia_lista</text:span><text:span text:style-name="T33">.</text:span><text:span text:style-name="T39">append</text:span><text:span text:style-name="T33">(</text:span><text:span text:style-name="T35">7</text:span><text:span text:style-name="T33">)</text:span></text:p>
      <text:p text:style-name="P3"/>
      <text:p text:style-name="P3">- Llevar un element a una llista.</text:p>
      <text:p text:style-name="P7"/>
      <text:p text:style-name="P7">Li llevem el 7 a la copia de la llista</text:p>
      <text:p text:style-name="P3"/>
      <text:p text:style-name="P38"><text:span text:style-name="T25">copia_lista</text:span><text:span text:style-name="T33">.</text:span><text:span text:style-name="T39">remove</text:span><text:span text:style-name="T33">(</text:span><text:span text:style-name="T35">7</text:span><text:span text:style-name="T33">)</text:span></text:p>
      <text:p text:style-name="P3"/>
      <text:p text:style-name="P3">- Crear una nova llista amb els 4 últims elements d’una llista.</text:p>
      <text:p text:style-name="P3"/>
      <text:p text:style-name="P41"><text:span text:style-name="T25">copia_lista2</text:span><text:span text:style-name="T33"> = [</text:span><text:span text:style-name="T25">copia_lista</text:span><text:span text:style-name="T33">[-</text:span><text:span text:style-name="T35">4</text:span><text:span text:style-name="T33">],</text:span><text:span text:style-name="T25">copia_lista</text:span><text:span text:style-name="T33">[-</text:span><text:span text:style-name="T35">3</text:span><text:span text:style-name="T33">],</text:span><text:span text:style-name="T25">copia_lista</text:span><text:span text:style-name="T33">[-</text:span><text:span text:style-name="T35">2</text:span><text:span text:style-name="T33">],</text:span><text:span text:style-name="T25">copia_lista</text:span><text:span text:style-name="T33">[-</text:span><text:span text:style-name="T35">1</text:span><text:span text:style-name="T33">]]</text:span></text:p>
      <text:p text:style-name="P3"/>
      <text:p text:style-name="P3">- Convertir les paraules d’una cadena (separades per espai) a una llista.</text:p>
      <text:p text:style-name="P3"/>
      <text:p text:style-name="P48"><text:span text:style-name="T26">frase</text:span><text:span text:style-name="T66"> = </text:span><text:span text:style-name="T46">"Pablo va a aprobar a tota la clase"</text:span></text:p>
      <text:p text:style-name="P45"><text:span text:style-name="T32">lista3</text:span><text:span text:style-name="T77"> = </text:span><text:span text:style-name="T32">frase</text:span><text:span text:style-name="T77">.</text:span><text:span text:style-name="T44">split</text:span><text:span text:style-name="T77">(</text:span><text:span text:style-name="T49">" "</text:span><text:span text:style-name="T50">)</text:span></text:p>
      <text:p text:style-name="P5">Activitat 05.02 <text:span text:style-name="T78">Crea un exemple amb 3 funcions que:</text:span></text:p>
      <text:p text:style-name="P8"/>
      <text:p text:style-name="P8">- Reva 2 números i torne la suma.</text:p>
      <text:p text:style-name="P8"><text:soft-page-break/></text:p>
      <text:p text:style-name="P41"><text:span text:style-name="T52">def</text:span><text:span text:style-name="T33"> </text:span><text:span text:style-name="T39">sumar</text:span><text:span text:style-name="T33">(</text:span><text:span text:style-name="T25">num1</text:span><text:span text:style-name="T33">,</text:span><text:span text:style-name="T25">num2</text:span><text:span text:style-name="T33">):</text:span></text:p>
      <text:p text:style-name="P46">    <text:span text:style-name="T58">return</text:span><text:span text:style-name="T60"> </text:span><text:span text:style-name="T27">num1</text:span><text:span text:style-name="T60">+</text:span><text:span text:style-name="T27">num2</text:span></text:p>
      <text:p text:style-name="P49"><text:span text:style-name="T28">resultado</text:span><text:span text:style-name="T68"> = </text:span><text:span text:style-name="T41">sumar</text:span><text:span text:style-name="T68">(</text:span><text:span text:style-name="T37">2</text:span><text:span text:style-name="T68">,</text:span><text:span text:style-name="T37">3</text:span><text:span text:style-name="T68">)</text:span></text:p>
      <text:p text:style-name="P49"><text:span text:style-name="T41">print</text:span><text:span text:style-name="T68">(</text:span><text:span text:style-name="T28">resultado</text:span><text:span text:style-name="T68">)</text:span></text:p>
      <text:p text:style-name="P8"/>
      <text:p text:style-name="P8">- Reva una llista i modifique eixa mateixa llista (referència) doblant els valors de tots els elements. No ha de retornar res.</text:p>
      <text:p text:style-name="P8"/>
      <text:p text:style-name="P43"><text:span text:style-name="T25">mi_lista</text:span><text:span text:style-name="T33"> = [</text:span><text:span text:style-name="T35">1</text:span><text:span text:style-name="T33">,</text:span><text:span text:style-name="T35">2</text:span><text:span text:style-name="T33">,</text:span><text:span text:style-name="T35">3</text:span><text:span text:style-name="T33">,</text:span><text:span text:style-name="T35">4</text:span><text:span text:style-name="T33">]</text:span></text:p>
      <text:p text:style-name="P49"><text:span text:style-name="T55">def</text:span><text:span text:style-name="T68"> </text:span><text:span text:style-name="T41">doblarValores</text:span><text:span text:style-name="T68"> (</text:span><text:span text:style-name="T28">lista</text:span><text:span text:style-name="T68">):</text:span></text:p>
      <text:p text:style-name="P46">    <text:span text:style-name="T58">for</text:span><text:span text:style-name="T60"> </text:span><text:span text:style-name="T27">i</text:span><text:span text:style-name="T60"> </text:span><text:span text:style-name="T58">in</text:span><text:span text:style-name="T60"> </text:span><text:span text:style-name="T62">range</text:span><text:span text:style-name="T60">(</text:span><text:span text:style-name="T40">len</text:span><text:span text:style-name="T60">(</text:span><text:span text:style-name="T27">lista</text:span><text:span text:style-name="T60">)):</text:span></text:p>
      <text:p text:style-name="P46">        <text:span text:style-name="T27">lista</text:span><text:span text:style-name="T60">[</text:span><text:span text:style-name="T27">i</text:span><text:span text:style-name="T60">] *= </text:span><text:span text:style-name="T36">2</text:span></text:p>
      <text:p text:style-name="P49"><text:span text:style-name="T41">doblarValores</text:span><text:span text:style-name="T68">(</text:span><text:span text:style-name="T28">mi_lista</text:span><text:span text:style-name="T68">)</text:span></text:p>
      <text:p text:style-name="P44"><text:span text:style-name="T57">for</text:span> <text:span text:style-name="T24">i</text:span> <text:span text:style-name="T57">in</text:span> <text:span text:style-name="T24">mi_lista</text:span>:</text:p>
      <text:p text:style-name="P46">    <text:span text:style-name="T40">print</text:span><text:span text:style-name="T60">(</text:span><text:span text:style-name="T27">i</text:span><text:span text:style-name="T60">)</text:span></text:p>
      <text:p text:style-name="P8"/>
      <text:p text:style-name="P8">- Reva una llista i torne una còpia de la llista mateixa llista (referència) doblant els valors de tots els elements. La llista original no hi ha de modificar-se.</text:p>
      <text:p text:style-name="P8"/>
      <text:p text:style-name="P51">#importem copy per que es puga fer una copia deepcopy de la llista</text:p>
      <text:p text:style-name="P36"><text:span text:style-name="T59">import</text:span><text:span text:style-name="T65"> </text:span><text:span text:style-name="T63">copy</text:span></text:p>
      <text:p text:style-name="P8"/>
      <text:p text:style-name="P43"><text:span text:style-name="T25">mi_lista</text:span><text:span text:style-name="T33"> = [</text:span><text:span text:style-name="T35">1</text:span><text:span text:style-name="T33">,</text:span><text:span text:style-name="T35">2</text:span><text:span text:style-name="T33">,</text:span><text:span text:style-name="T35">3</text:span><text:span text:style-name="T33">,</text:span><text:span text:style-name="T35">4</text:span><text:span text:style-name="T33">]</text:span><text:span text:style-name="T34">#creo una lista</text:span></text:p>
      <text:p text:style-name="P49"><text:span text:style-name="T56">#funció que me retorna la copia de la llista amb els valors duplicats</text:span></text:p>
      <text:p text:style-name="P44"><text:span text:style-name="T51">def</text:span> <text:span text:style-name="T38">doblarValoresCopia</text:span> (<text:span text:style-name="T24">lista</text:span>):</text:p>
      <text:p text:style-name="P46">    <text:span text:style-name="T27">copia_lista</text:span><text:span text:style-name="T60"> = </text:span><text:span text:style-name="T62">copy</text:span><text:span text:style-name="T60">.</text:span><text:span text:style-name="T40">deepcopy</text:span><text:span text:style-name="T60">(</text:span><text:span text:style-name="T27">lista</text:span><text:span text:style-name="T60">)</text:span></text:p>
      <text:p text:style-name="P46">    <text:span text:style-name="T58">for</text:span><text:span text:style-name="T60"> </text:span><text:span text:style-name="T27">i</text:span><text:span text:style-name="T60"> </text:span><text:span text:style-name="T58">in</text:span><text:span text:style-name="T60"> </text:span><text:span text:style-name="T62">range</text:span><text:span text:style-name="T60">(</text:span><text:span text:style-name="T40">len</text:span><text:span text:style-name="T60">(</text:span><text:span text:style-name="T27">copia_lista</text:span><text:span text:style-name="T60">)):</text:span></text:p>
      <text:p text:style-name="P46">        <text:span text:style-name="T27">copia_lista</text:span><text:span text:style-name="T60">[</text:span><text:span text:style-name="T27">i</text:span><text:span text:style-name="T60">] *= </text:span><text:span text:style-name="T36">2</text:span></text:p>
      <text:p text:style-name="P46">    <text:span text:style-name="T58">return</text:span><text:span text:style-name="T60"> </text:span><text:span text:style-name="T27">copia_lista</text:span></text:p>
      <text:p text:style-name="P49"><text:span text:style-name="T29">#Guarde en una llista el que em retorna la funció</text:span></text:p>
      <text:p text:style-name="P44"><text:span text:style-name="T24">nueva_lista</text:span> = <text:span text:style-name="T38">doblarValoresCopia</text:span>(<text:span text:style-name="T24">mi_lista</text:span>)</text:p>
      <text:p text:style-name="P52">#imprimix la original</text:p>
      <text:p text:style-name="P44"><text:span text:style-name="T57">for</text:span> <text:span text:style-name="T24">i</text:span> <text:span text:style-name="T57">in</text:span> <text:span text:style-name="T24">mi_lista</text:span>:</text:p>
      <text:p text:style-name="P46">    <text:span text:style-name="T40">print</text:span><text:span text:style-name="T60">(</text:span><text:span text:style-name="T27">i</text:span><text:span text:style-name="T60">)</text:span></text:p>
      <text:p text:style-name="P52">#imprimix la llista que té la copia</text:p>
      <text:p text:style-name="P44"><text:span text:style-name="T57">for</text:span> <text:span text:style-name="T24">i</text:span> <text:span text:style-name="T57">in</text:span> <text:span text:style-name="T24">nueva_lista</text:span>:</text:p>
      <text:p text:style-name="P49"><text:span text:style-name="T67">    </text:span><text:span text:style-name="T41">print</text:span><text:span text:style-name="T68">(</text:span><text:span text:style-name="T28">i</text:span><text:span text:style-name="T69">)</text:span></text:p>
      <text:p text:style-name="P5"><text:span text:style-name="T75"/></text:p>
      <text:p text:style-name="P5"><text:span text:style-name="T75">Activitat 05.03: </text:span><text:span text:style-name="T74">Explica amb un exemple, com passar diversos paràmetres des de consola a un programa Python 3.</text:span></text:p>
      <text:p text:style-name="P3"/>
      <text:p text:style-name="P53">'''guardem en la variable nombre lo que se le pasa por consola y se le pasa</text:p>
      <text:p text:style-name="P54">como parámetro a la función saludar'''</text:p>
      <text:p text:style-name="P39"><text:span text:style-name="T24">nombre</text:span> = <text:span text:style-name="T38">input</text:span>(<text:span text:style-name="T45">"Como se llama? "</text:span>)</text:p>
      <text:p text:style-name="P39"><text:span text:style-name="T51">def</text:span> <text:span text:style-name="T38">saludar</text:span>(<text:span text:style-name="T24">nombre</text:span>):</text:p>
      <text:p text:style-name="P47">    <text:span text:style-name="T42">print</text:span><text:span text:style-name="T71">(</text:span><text:span text:style-name="T53">f</text:span><text:span text:style-name="T47">"Me alegro de conocerle, </text:span><text:span text:style-name="T53">{</text:span><text:span text:style-name="T30">nombre</text:span><text:span text:style-name="T53">}</text:span><text:span text:style-name="T47">"</text:span><text:span text:style-name="T71">)</text:span></text:p>
      <text:p text:style-name="P25"><text:span text:style-name="T43">saludar</text:span><text:span text:style-name="T70">(</text:span><text:span text:style-name="T31">nombre</text:span><text:span text:style-name="T70">)</text:span></text:p>
      <text:p text:style-name="P54"><text:span text:style-name="T72">#</text:span>si ho volem fer en valor<text:span text:style-name="T73">s</text:span> numéric<text:span text:style-name="T73">s</text:span></text:p>
      <text:p text:style-name="P39"><text:span text:style-name="T24">numero1</text:span> = <text:span text:style-name="T61">int</text:span>(<text:span text:style-name="T38">input</text:span>(<text:span text:style-name="T45">"primer número? "</text:span>))</text:p>
      <text:p text:style-name="P26"><text:span text:style-name="T31">numero2</text:span><text:span text:style-name="T70"> = </text:span><text:span text:style-name="T64">int</text:span><text:span text:style-name="T70">(</text:span><text:span text:style-name="T43">input</text:span><text:span text:style-name="T70">(</text:span><text:span text:style-name="T48">"segundo número? "</text:span><text:span text:style-name="T70">))</text:span></text:p>
      <text:p text:style-name="P26"><text:span text:style-name="T54">def</text:span><text:span text:style-name="T70"> </text:span><text:span text:style-name="T43">sumar</text:span><text:span text:style-name="T70">(</text:span><text:span text:style-name="T31">num1</text:span><text:span text:style-name="T70">,</text:span><text:span text:style-name="T31">num2</text:span><text:span text:style-name="T70">):</text:span></text:p>
      <text:p text:style-name="P47">    <text:span text:style-name="T42">print</text:span><text:span text:style-name="T71">(</text:span><text:span text:style-name="T47">"El resultado de la suma es "</text:span><text:span text:style-name="T71">,(</text:span><text:span text:style-name="T30">num1</text:span><text:span text:style-name="T71">+</text:span><text:span text:style-name="T30">num2</text:span><text:span text:style-name="T71">)) </text:span></text:p>
      <text:p text:style-name="P25"><text:span text:style-name="T43">sumar</text:span><text:span text:style-name="T70">(</text:span><text:span text:style-name="T31">numero1</text:span><text:span text:style-name="T70">,</text:span><text:span text:style-name="T31">numero2</text:span><text:span text:style-name="T70">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1T13:54:07.147000000</dc:date>
    <meta:editing-duration>PT2H13M18S</meta:editing-duration>
    <meta:editing-cycles>47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95" meta:word-count="893" meta:character-count="5560" meta:non-whitespace-character-count="4691"/>
  </office:meta>
</office:document-meta>
</file>